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 style:text-autospace="none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start" fo:text-indent="0cm"/>
      <style:text-properties fo:color="#ffffff" fo:font-family="Arial" style:font-family-generic="swiss" style:font-pitch="variable" fo:font-size="72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58pt" fo:font-style="normal" fo:font-weight="bold"/>
    </style:style>
    <style:style style:name="T2" style:family="text">
      <style:text-properties fo:color="#ffffff" fo:font-family="'Times New Roman'" style:font-family-generic="roman" style:font-pitch="variable" fo:font-size="58pt" fo:font-style="normal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iłosierny jest Pan i łaskawy</text:span><text:span text:style-name="T1"><text:line-break/></text:span><text:span text:style-name="T1">Nie skory do gniewu, łagodny</text:span><text:span text:style-name="T1"><text:line-break/></text:span><text:span text:style-name="T1">Nie wiedzie sporu do końca</text:span><text:span text:style-name="T1"><text:line-break/></text:span><text:span text:style-name="T1">Nie płonie gniewem na wieki</text:span><text:span text:style-name="T1"><text:line-break/></text:span><text:span text:style-name="T2">Pan czyni dzieła sprawiedliwe.</text:span><text:span text:style-name="T2"><text:line-break/></text:span><text:span text:style-name="T2">Bierze w opiekę uciśnionych</text:span><text:span text:style-name="T2"><text:line-break/></text:span><text:span text:style-name="T2">Drogi Swe objawił Mojżeszowi,</text:span><text:span text:style-name="T2"><text:line-break/></text:span><text:span text:style-name="T2">dzieła swoje synom Izrae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20:31</meta:creation-date>
    <dc:creator>Rafał Talacha</dc:creator>
    <dc:date>2009-01-27T08:37:09</dc:date>
    <dc:language>pl-PL</dc:language>
    <meta:editing-cycles>10</meta:editing-cycles>
    <meta:editing-duration>PT53M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